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>
      <style:paragraph-properties fo:text-align="center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3.1000003814697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2"/><text:span text:style-name="T2"><text:s/></text:span></text:p>
      <text:p text:style-name="Standard"><text:span text:style-name="T2"><text:s text:c="37"/></text:span><text:span text:style-name="T1">YACC – Yet Another Compiler Compiler</text:span></text:p>
      <text:p text:style-name="P2"/>
      <text:p text:style-name="P1">Yacc is a tool used to generate parser which is a part of compiler. This document is a tutorial for </text:p>
      <text:p text:style-name="Standard"><text:span text:style-name="T3">the use of Yacc for SIL compiler development. Yacc takes a set of rules called grammar which is specified in input as </text:span><text:span text:style-name="T4"><text:s/>input_file.y <text:s/></text:span><text:span text:style-name="T3">and translates it to C implementation (</text:span><text:span text:style-name="T4">y.tab.c)</text:span><text:span text:style-name="T3"> of a finite state machine with stack. This C program ,when compiled ,yields an executable parser. This parser </text:span></text:p>
      <text:p text:style-name="Standard"><text:span text:style-name="T3">works in a bottom-up fashion.</text:span></text:p>
      <text:p text:style-name="P1"/>
      <text:p text:style-name="P1"><draw:rect text:anchor-type="paragraph" draw:z-index="1" draw:style-name="gr2" draw:text-style-name="P4" svg:width="1.2713in" svg:height="0.7189in" svg:x="2.1862in" svg:y="0.0429in"><text:p text:style-name="P4">Yacc</text:p></draw:rect></text:p>
      <text:p text:style-name="Standard"><draw:custom-shape text:anchor-type="paragraph" draw:z-index="2" draw:style-name="gr1" svg:width="0.6358in" svg:height="0.1461in" svg:x="3.6236in" svg:y="0.111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0" draw:style-name="gr1" svg:width="0.5213in" svg:height="0.1878in" svg:x="1.3008in" svg:y="0.03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6"/>input_file.y <text:s text:c="84"/>y.tab.c</text:p>
      <text:p text:style-name="Standard"/>
      <text:p text:style-name="Standard"/>
      <text:p text:style-name="Standard"/>
      <text:p text:style-name="Standard"><draw:rect text:anchor-type="paragraph" draw:z-index="4" draw:style-name="gr3" draw:text-style-name="P4" svg:width="1.2295in" svg:height="0.563in" svg:x="2.2484in" svg:y="0.1472in"><text:p text:style-name="P4">C compiler</text:p></draw:rect></text:p>
      <text:p text:style-name="Standard"><draw:custom-shape text:anchor-type="paragraph" draw:z-index="5" draw:style-name="gr4" svg:width="0.6252in" svg:height="0.2087in" svg:x="3.7173in" svg:y="0.059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style-name="gr1" svg:width="0.615in" svg:height="0.1878in" svg:x="1.2693in" svg:y="0.042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6"/>y.tab.c <text:s text:c="95"/>a.out </text:p>
      <text:p text:style-name="Standard"/>
      <text:p text:style-name="Standard"/>
      <text:p text:style-name="Standard"/>
      <text:p text:style-name="Standard"><draw:custom-shape text:anchor-type="paragraph" draw:z-index="8" draw:style-name="gr4" svg:width="0.4587in" svg:height="0.1878in" svg:x="3.8319in" svg:y="0.116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7" draw:style-name="gr3" draw:text-style-name="P4" svg:width="1.2606in" svg:height="0.6358in" svg:x="2.2591in" svg:y="0.0327in"><text:p text:style-name="P4">a.out</text:p></draw:rect><draw:custom-shape text:anchor-type="paragraph" draw:z-index="6" draw:style-name="gr4" svg:width="0.7189in" svg:height="0.1776in" svg:x="1.228in" svg:y="0.126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6"/>input <text:s text:c="98"/>output</text:p>
      <text:p text:style-name="Standard"/>
      <text:p text:style-name="Standard"/>
      <text:p text:style-name="Standard"/>
      <text:p text:style-name="Standard"/>
      <text:p text:style-name="Standard">Every programming language has precise rules that prescribe the structure of well formed programs.</text:p>
      <text:p text:style-name="Standard">The syntax of programming language constructs can be specified by CFG or BNF(Backus-Naur Form)</text:p>
      <text:p text:style-name="Standard">notation. </text:p>
      <text:p text:style-name="Standard">An example of a grammar rule :</text:p>
      <text:p text:style-name="Standard"><text:s text:c="60"/>expr : expr '+' term <text:s text:c="4"/>{ action } </text:p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nd </meta:initial-creator>
    <meta:creation-date>2013-08-25T19:02:15</meta:creation-date>
    <dc:date>2013-08-25T23:45:00</dc:date>
    <dc:creator>bond </dc:creator>
    <meta:editing-duration>PT3H11M5S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1" meta:paragraph-count="14" meta:word-count="129" meta:character-count="1199" meta:non-whitespace-character-count="642"/>
  </office:meta>
</office:document-meta>
</file>